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F000002DE2842DAFDC8173F25.png" manifest:media-type="image/png"/>
  <manifest:file-entry manifest:full-path="Pictures/10000201000004CE0000017C2DB4738FDC5D6434.png" manifest:media-type="image/png"/>
  <manifest:file-entry manifest:full-path="Pictures/1000020100000506000002CA82EF5782E018AC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161in" draw:z-index="0"><draw:image xlink:href="Pictures/1000020100000506000002CA82EF5782E018ACD7.png" xlink:type="simple" xlink:show="embed" xlink:actuate="onLoad"/></draw:frame></text:p>
      <text:p text:style-name="Standard"/>
      <text:p text:style-name="Standard"><draw:frame draw:style-name="fr1" draw:name="Image2" text:anchor-type="paragraph" svg:width="6.6929in" svg:height="2.0673in" draw:z-index="1"><draw:image xlink:href="Pictures/10000201000004CE0000017C2DB4738FDC5D6434.png" xlink:type="simple" xlink:show="embed" xlink:actuate="onLoad"/></draw:frame></text:p>
      <text:p text:style-name="Standard"><draw:frame draw:style-name="fr1" draw:name="Image3" text:anchor-type="paragraph" svg:width="6.6929in" svg:height="3.7472in" draw:z-index="2"><draw:image xlink:href="Pictures/100002010000051F000002DE2842DAFDC8173F2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8:18:42.528740550</meta:creation-date>
    <dc:date>2017-05-03T17:44:38.538764613</dc:date>
    <meta:editing-duration>PT39M21S</meta:editing-duration>
    <meta:editing-cycles>3</meta:editing-cycles>
    <meta:generator>LibreOffice/5.3.1.2$Linux_X86_64 LibreOffice_project/30m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